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0000003C44CF2A984.png"/>
  <manifest:file-entry manifest:media-type="image/png" manifest:full-path="Pictures/10000201000002C6000003C1A22FC4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818cm" draw:z-index="0"><draw:image xlink:href="Pictures/10000201000002B0000003C44CF2A984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width="16.999cm" svg:height="23.008cm" draw:z-index="1"><draw:image xlink:href="Pictures/10000201000002C6000003C1A22FC4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4</meta:editing-cycles>
    <meta:generator>OpenOffice/4.1.3$Win32 OpenOffice.org_project/413m1$Build-9783</meta:generator>
    <dc:date>2018-01-20T16:30:15.42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